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c4c4c4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fo:min-height="2.5cm"/>
    </style:style>
    <style:style style:name="gr12" style:family="graphic" style:parent-style-name="standard">
      <style:graphic-properties draw:fill-color="#b62118" draw:textarea-horizontal-align="justify" draw:textarea-vertical-align="middle" draw:auto-grow-height="false"/>
    </style:style>
    <style:style style:name="gr13" style:family="graphic" style:parent-style-name="standard">
      <style:graphic-properties draw:fill-color="#404040" draw:textarea-horizontal-align="justify" draw:textarea-vertical-align="middle" draw:auto-grow-height="false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fill-color="#c4c4c4" draw:textarea-horizontal-align="justify" draw:textarea-vertical-align="middle" draw:auto-grow-height="false"/>
    </style:style>
    <style:style style:name="gr16" style:family="graphic" style:parent-style-name="standard">
      <style:graphic-properties draw:fill-color="#34a3c5" draw:textarea-horizontal-align="justify" draw:textarea-vertical-align="middle" draw:auto-grow-height="false"/>
    </style:style>
    <style:style style:name="gr17" style:family="graphic" style:parent-style-name="standard">
      <style:graphic-properties draw:fill-color="#f36838" draw:textarea-horizontal-align="justify" draw:textarea-vertical-align="middle" draw:auto-grow-height="false"/>
    </style:style>
    <style:style style:name="gr18" style:family="graphic" style:parent-style-name="standard">
      <style:graphic-properties draw:fill-color="#3b70ee" draw:textarea-horizontal-align="justify" draw:textarea-vertical-align="middle" draw:auto-grow-height="false"/>
    </style:style>
    <style:style style:name="gr19" style:family="graphic" style:parent-style-name="standard">
      <style:graphic-properties draw:fill-color="#502da2" draw:textarea-horizontal-align="justify" draw:textarea-vertical-align="middle" draw:auto-grow-height="false"/>
    </style:style>
    <style:style style:name="gr20" style:family="graphic" style:parent-style-name="standard">
      <style:graphic-properties draw:fill-color="#95b241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4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P1" style:family="paragraph">
      <loext:graphic-properties draw:fill-color="#b62118"/>
      <style:paragraph-properties fo:text-align="center"/>
    </style:style>
    <style:style style:name="P2" style:family="paragraph">
      <loext:graphic-properties draw:fill-color="#95b241"/>
      <style:paragraph-properties fo:text-align="center"/>
    </style:style>
    <style:style style:name="P3" style:family="paragraph">
      <loext:graphic-properties draw:fill-color="#34a3c5"/>
      <style:paragraph-properties fo:text-align="center"/>
    </style:style>
    <style:style style:name="P4" style:family="paragraph">
      <loext:graphic-properties draw:fill-color="#f36838"/>
      <style:paragraph-properties fo:text-align="center"/>
    </style:style>
    <style:style style:name="P5" style:family="paragraph">
      <loext:graphic-properties draw:fill-color="#3b70ee"/>
      <style:paragraph-properties fo:text-align="center"/>
    </style:style>
    <style:style style:name="P6" style:family="paragraph">
      <loext:graphic-properties draw:fill-color="#502da2"/>
      <style:paragraph-properties fo:text-align="center"/>
    </style:style>
    <style:style style:name="P7" style:family="paragraph">
      <loext:graphic-properties draw:fill="solid" draw:fill-color="#c4c4c4"/>
      <style:paragraph-properties fo:text-align="center"/>
    </style:style>
    <style:style style:name="P8" style:family="paragraph">
      <loext:graphic-properties draw:fill-color="#40404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c4c4c4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f36838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95b241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-color="#c4c4c4"/>
      <style:paragraph-properties fo:text-align="start"/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31" style:family="paragraph">
      <loext:graphic-properties draw:fill="none"/>
      <style:text-properties fo:font-size="12pt"/>
    </style:style>
    <style:style style:name="P3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ffffff"/>
      <style:paragraph-properties fo:text-align="start"/>
      <style:text-properties style:font-name="Arial1" fo:font-size="15pt" style:font-size-asian="15pt" style:font-size-complex="15pt"/>
    </style:style>
    <style:style style:name="P34" style:family="paragraph">
      <loext:graphic-properties draw:fill-color="#c4c4c4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ffffff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36" style:family="paragraph">
      <loext:graphic-properties draw:fill-color="#ffffff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margin-top="0.1cm" fo:margin-bottom="0.1cm" fo:text-align="end"/>
    </style:style>
    <style:style style:name="P38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3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2cm" svg:x="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2cm" svg:x="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2cm" svg:x="2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cm" svg:height="2cm" svg:x="13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cm" svg:height="2cm" svg:x="13cm" svg:y="4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3cm" svg:y1="9.5cm" svg:x2="19.5cm" svg:y2="9.5cm">
          <text:p/>
        </draw:line>
        <draw:frame draw:style-name="gr11" draw:text-style-name="P11" draw:layer="layout" svg:width="6.5cm" svg:height="2.9cm" svg:x="13cm" svg:y="10.1cm">
          <draw:text-box>
            <text:p>Text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2" draw:text-style-name="P13" draw:layer="layout" svg:width="2cm" svg:height="2cm" svg:x="3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6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6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6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cm" svg:height="2cm" svg:x="3cm" svg:y="1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2cm" svg:height="2cm" svg:x="3cm" svg:y="8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3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2cm" svg:height="2cm" svg:x="3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2cm" svg:height="2cm" svg:x="3cm" svg:y="1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2" draw:layer="layout" svg:width="2cm" svg:height="2cm" svg:x="10cm" svg:y="1cm">
          <text:p text:style-name="P1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13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13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13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2cm" svg:height="2cm" svg:x="10cm" svg:y="11cm">
          <text:p text:style-name="P1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2cm" svg:height="2cm" svg:x="10cm" svg:y="8.5cm">
          <text:p text:style-name="P1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2cm" svg:height="2cm" svg:x="10cm" svg:y="6cm">
          <text:p text:style-name="P1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2cm" svg:height="2cm" svg:x="10cm" svg:y="3.5cm">
          <text:p text:style-name="P1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cm" svg:height="2cm" svg:x="10cm" svg:y="13.5cm">
          <text:p text:style-name="P1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21" draw:text-style-name="P29" draw:layer="layout" svg:width="27cm" svg:height="2cm" svg:x="0.5cm" svg:y="10cm">
              <text:p text:style-name="P28"><text:span text:style-name="T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9.581cm" svg:height="1.333cm" svg:x="5.29cm" svg:y="10.667cm">
                <draw:text-box>
                  <text:p text:style-name="P28"><text:span text:style-name="T4">1989</text:span></text:p>
                  <text:p text:style-name="P28"><text:span text:style-name="T5">Cygnus Solutions</text:span></text:p>
                </draw:text-box>
              </draw:frame>
              <draw:line draw:style-name="gr23" draw:text-style-name="P31" draw:layer="layout" svg:x1="5.29cm" svg:y1="11cm" svg:x2="5.29cm" svg:y2="12cm">
                <text:p/>
              </draw:line>
            </draw:g>
            <draw:g>
              <draw:frame draw:style-name="gr22" draw:text-style-name="P32" draw:layer="layout" svg:width="4.79cm" svg:height="1.333cm" svg:x="22.71cm" svg:y="10.667cm">
                <draw:text-box>
                  <text:p text:style-name="P28"><text:span text:style-name="T6">2009</text:span></text:p>
                  <text:p text:style-name="P28"><text:span text:style-name="T7">MariaDB</text:span></text:p>
                </draw:text-box>
              </draw:frame>
              <draw:line draw:style-name="gr23" draw:text-style-name="P31" draw:layer="layout" svg:x1="22.71cm" svg:y1="11cm" svg:x2="22.71cm" svg:y2="12cm">
                <text:p/>
              </draw:line>
            </draw:g>
            <draw:g>
              <draw:frame draw:style-name="gr22" draw:text-style-name="P32" draw:layer="layout" svg:width="8.274cm" svg:height="1.333cm" svg:x="19.226cm" svg:y="10.667cm">
                <draw:text-box>
                  <text:p text:style-name="P28"><text:span text:style-name="T6">2005</text:span></text:p>
                  <text:p text:style-name="P28"><text:span text:style-name="T7">Automattic</text:span></text:p>
                </draw:text-box>
              </draw:frame>
              <draw:line draw:style-name="gr23" draw:text-style-name="P31" draw:layer="layout" svg:x1="19.226cm" svg:y1="11cm" svg:x2="19.226cm" svg:y2="12cm">
                <text:p/>
              </draw:line>
            </draw:g>
            <draw:g>
              <draw:frame draw:style-name="gr22" draw:text-style-name="P32" draw:layer="layout" svg:width="3.048cm" svg:height="1.333cm" svg:x="24.452cm" svg:y="10cm">
                <draw:text-box>
                  <text:p text:style-name="P28"><text:span text:style-name="T6">2011</text:span></text:p>
                  <text:p text:style-name="P28"><text:span text:style-name="T7">Hortonworks</text:span></text:p>
                </draw:text-box>
              </draw:frame>
              <draw:line draw:style-name="gr23" draw:text-style-name="P31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29" draw:layer="layout" svg:width="27cm" svg:height="2cm" svg:x="0.5cm" svg:y="2cm">
              <text:p text:style-name="P28"><text:span text:style-name="T3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8.274cm" svg:height="1.333cm" svg:x="19.226cm" svg:y="2.667cm">
                <draw:text-box>
                  <text:p text:style-name="P28"><text:span text:style-name="T4">2005</text:span></text:p>
                  <text:p text:style-name="P28"><text:span text:style-name="T5">Kuali Foundation</text:span></text:p>
                </draw:text-box>
              </draw:frame>
              <draw:line draw:style-name="gr23" draw:text-style-name="P31" draw:layer="layout" svg:x1="19.226cm" svg:y1="3cm" svg:x2="19.226cm" svg:y2="4cm">
                <text:p/>
              </draw:line>
            </draw:g>
            <draw:g>
              <draw:frame draw:style-name="gr22" draw:text-style-name="P30" draw:layer="layout" svg:width="4.79cm" svg:height="1.333cm" svg:x="22.71cm" svg:y="2cm">
                <draw:text-box>
                  <text:p text:style-name="P28"><text:span text:style-name="T4">2009</text:span></text:p>
                  <text:p text:style-name="P28"><text:span text:style-name="T5">GenIVI Alliance</text:span></text:p>
                </draw:text-box>
              </draw:frame>
              <draw:line draw:style-name="gr23" draw:text-style-name="P31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3" draw:layer="layout" svg:width="27cm" svg:height="1.983cm" svg:x="0.5cm" svg:y="4cm">
              <text:p text:style-name="P28"><text:span text:style-name="T3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0" draw:layer="layout" svg:width="12.194cm" svg:height="1.322cm" svg:x="11.387cm" svg:y="4.661cm">
                <draw:text-box>
                  <text:p text:style-name="P28"><text:span text:style-name="T4">1995</text:span></text:p>
                  <text:p text:style-name="P28"><text:span text:style-name="T5">MySQL</text:span></text:p>
                </draw:text-box>
              </draw:frame>
              <draw:line draw:style-name="gr23" draw:text-style-name="P31" draw:layer="layout" svg:x1="11.387cm" svg:y1="4.991cm" svg:x2="11.387cm" svg:y2="5.982cm">
                <text:p/>
              </draw:line>
            </draw:g>
            <draw:g>
              <draw:frame draw:style-name="gr22" draw:text-style-name="P30" draw:layer="layout" svg:width="9.167cm" svg:height="1.322cm" svg:x="18.333cm" svg:y="4.678cm">
                <draw:text-box>
                  <text:p text:style-name="P28"><text:span text:style-name="T4">2004</text:span></text:p>
                  <text:p text:style-name="P28"><text:span text:style-name="T5">SugarCRM, Jaspersoft, Hyperic, ...</text:span></text:p>
                </draw:text-box>
              </draw:frame>
              <draw:line draw:style-name="gr23" draw:text-style-name="P31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4" draw:layer="layout" svg:width="27cm" svg:height="2cm" svg:x="0.5cm" svg:y="6cm">
              <text:p text:style-name="P28"><text:span text:style-name="T3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2" draw:layer="layout" svg:width="12.194cm" svg:height="1.333cm" svg:x="14cm" svg:y="6.667cm">
                <draw:text-box>
                  <text:p text:style-name="P28"><text:span text:style-name="T6">1999</text:span></text:p>
                  <text:p text:style-name="P28"><text:span text:style-name="T7">Apache Software Foundation</text:span></text:p>
                </draw:text-box>
              </draw:frame>
              <draw:line draw:style-name="gr23" draw:text-style-name="P31" draw:layer="layout" svg:x1="14cm" svg:y1="7cm" svg:x2="14cm" svg:y2="8cm">
                <text:p/>
              </draw:line>
            </draw:g>
            <draw:g>
              <draw:frame draw:style-name="gr22" draw:text-style-name="P30" draw:layer="layout" svg:width="8.71cm" svg:height="1.333cm" svg:x="18.355cm" svg:y="6cm">
                <draw:text-box>
                  <text:p text:style-name="P28"><text:span text:style-name="T6">2004 </text:span><text:span text:style-name="T7">Eclipse Foundation</text:span></text:p>
                  <text:p text:style-name="P28"><text:span text:style-name="T8"/></text:p>
                </draw:text-box>
              </draw:frame>
              <draw:line draw:style-name="gr23" draw:text-style-name="P31" draw:layer="layout" svg:x1="18.355cm" svg:y1="6.333cm" svg:x2="18.355cm" svg:y2="7.333cm">
                <text:p/>
              </draw:line>
            </draw:g>
            <draw:g>
              <draw:frame draw:style-name="gr22" draw:text-style-name="P32" draw:layer="layout" svg:width="6.532cm" svg:height="1.333cm" svg:x="20.968cm" svg:y="6.667cm">
                <draw:text-box>
                  <text:p text:style-name="P28"><text:span text:style-name="T6">2007</text:span></text:p>
                  <text:p text:style-name="P28"><text:span text:style-name="T7">Linux Foundation</text:span></text:p>
                </draw:text-box>
              </draw:frame>
              <draw:line draw:style-name="gr23" draw:text-style-name="P31" draw:layer="layout" svg:x1="20.968cm" svg:y1="7cm" svg:x2="20.968cm" svg:y2="8cm">
                <text:p/>
              </draw:line>
            </draw:g>
          </draw:g>
          <draw:g>
            <draw:custom-shape draw:style-name="gr25" draw:text-style-name="P35" draw:layer="layout" svg:width="27cm" svg:height="2cm" svg:x="0.5cm" svg:y="8cm">
              <text:p text:style-name="P28"><text:span text:style-name="T3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2" draw:layer="layout" svg:width="6.968cm" svg:height="1.333cm" svg:x="7.903cm" svg:y="8.667cm">
                <draw:text-box>
                  <text:p text:style-name="P28"><text:span text:style-name="T6">1992</text:span></text:p>
                  <text:p text:style-name="P28"><text:span text:style-name="T7">Suse</text:span></text:p>
                </draw:text-box>
              </draw:frame>
              <draw:line draw:style-name="gr23" draw:text-style-name="P31" draw:layer="layout" svg:x1="7.903cm" svg:y1="9cm" svg:x2="7.903cm" svg:y2="10cm">
                <text:p/>
              </draw:line>
            </draw:g>
            <draw:g>
              <draw:frame draw:style-name="gr22" draw:text-style-name="P32" draw:layer="layout" svg:width="6.968cm" svg:height="1.333cm" svg:x="9.645cm" svg:y="8cm">
                <draw:text-box>
                  <text:p text:style-name="P28"><text:span text:style-name="T6">1994</text:span></text:p>
                  <text:p text:style-name="P28"><text:span text:style-name="T7">Red Hat</text:span></text:p>
                </draw:text-box>
              </draw:frame>
              <draw:line draw:style-name="gr23" draw:text-style-name="P31" draw:layer="layout" svg:x1="9.645cm" svg:y1="8.333cm" svg:x2="9.645cm" svg:y2="9.333cm">
                <text:p/>
              </draw:line>
            </draw:g>
            <draw:g>
              <draw:frame draw:style-name="gr22" draw:text-style-name="P32" draw:layer="layout" svg:width="6.968cm" svg:height="1.333cm" svg:x="18.355cm" svg:y="8cm">
                <draw:text-box>
                  <text:p text:style-name="P28"><text:span text:style-name="T6">2004</text:span></text:p>
                  <text:p text:style-name="P28"><text:span text:style-name="T7">Canonical</text:span></text:p>
                </draw:text-box>
              </draw:frame>
              <draw:line draw:style-name="gr23" draw:text-style-name="P31" draw:layer="layout" svg:x1="18.355cm" svg:y1="8.333cm" svg:x2="18.355cm" svg:y2="9.333cm">
                <text:p/>
              </draw:line>
            </draw:g>
            <draw:g>
              <draw:frame draw:style-name="gr22" draw:text-style-name="P32" draw:layer="layout" svg:width="6.968cm" svg:height="1.333cm" svg:x="16.613cm" svg:y="8.667cm">
                <draw:text-box>
                  <text:p text:style-name="P28"><text:span text:style-name="T6">2002</text:span></text:p>
                  <text:p text:style-name="P28"><text:span text:style-name="T7">Univention</text:span></text:p>
                </draw:text-box>
              </draw:frame>
              <draw:line draw:style-name="gr23" draw:text-style-name="P31" draw:layer="layout" svg:x1="16.613cm" svg:y1="9cm" svg:x2="16.613cm" svg:y2="10cm">
                <text:p/>
              </draw:line>
            </draw:g>
          </draw:g>
          <draw:g>
            <draw:custom-shape draw:style-name="gr26" draw:text-style-name="P36" draw:layer="layout" svg:width="27cm" svg:height="2cm" svg:x="0.5cm" svg:y="12cm">
              <text:p text:style-name="P28"><text:span text:style-name="T3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0" draw:layer="layout" svg:width="6.968cm" svg:height="1.333cm" svg:x="7.032cm" svg:y="12.667cm">
                <draw:text-box>
                  <text:p text:style-name="P28"><text:span text:style-name="T4">1991</text:span></text:p>
                  <text:p text:style-name="P28"><text:span text:style-name="T5">Linux kernel</text:span></text:p>
                </draw:text-box>
              </draw:frame>
              <draw:line draw:style-name="gr23" draw:text-style-name="P31" draw:layer="layout" svg:x1="7.032cm" svg:y1="13cm" svg:x2="7.032cm" svg:y2="14cm">
                <text:p/>
              </draw:line>
            </draw:g>
            <draw:g>
              <draw:frame draw:style-name="gr22" draw:text-style-name="P30" draw:layer="layout" svg:width="6.968cm" svg:height="1.333cm" svg:x="8.774cm" svg:y="12cm">
                <draw:text-box>
                  <text:p text:style-name="P28"><text:span text:style-name="T4">1993</text:span></text:p>
                  <text:p text:style-name="P28"><text:span text:style-name="T5">Debian</text:span></text:p>
                </draw:text-box>
              </draw:frame>
              <draw:line draw:style-name="gr23" draw:text-style-name="P31" draw:layer="layout" svg:x1="8.774cm" svg:y1="12.333cm" svg:x2="8.774cm" svg:y2="13.333cm">
                <text:p/>
              </draw:line>
            </draw:g>
            <draw:g>
              <draw:frame draw:style-name="gr22" draw:text-style-name="P30" draw:layer="layout" svg:width="6.968cm" svg:height="1.333cm" svg:x="18.355cm" svg:y="12.667cm">
                <draw:text-box>
                  <text:p text:style-name="P28"><text:span text:style-name="T4">2004</text:span></text:p>
                  <text:p text:style-name="P28"><text:span text:style-name="T5">CentOS</text:span></text:p>
                </draw:text-box>
              </draw:frame>
              <draw:line draw:style-name="gr23" draw:text-style-name="P31" draw:layer="layout" svg:x1="18.355cm" svg:y1="13cm" svg:x2="18.355cm" svg:y2="14cm">
                <text:p/>
              </draw:line>
            </draw:g>
            <draw:g>
              <draw:frame draw:style-name="gr22" draw:text-style-name="P30" draw:layer="layout" svg:width="6.968cm" svg:height="1.333cm" svg:x="0.935cm" svg:y="12.667cm">
                <draw:text-box>
                  <text:p text:style-name="P28"><text:span text:style-name="T4">1984</text:span></text:p>
                  <text:p text:style-name="P28"><text:span text:style-name="T5">GNU Emacs</text:span></text:p>
                </draw:text-box>
              </draw:frame>
              <draw:line draw:style-name="gr23" draw:text-style-name="P31" draw:layer="layout" svg:x1="0.935cm" svg:y1="13cm" svg:x2="0.935cm" svg:y2="14cm">
                <text:p/>
              </draw:line>
            </draw:g>
            <draw:g>
              <draw:frame draw:style-name="gr22" draw:text-style-name="P30" draw:layer="layout" svg:width="6.968cm" svg:height="1.333cm" svg:x="3.548cm" svg:y="12cm">
                <draw:text-box>
                  <text:p text:style-name="P28"><text:span text:style-name="T4">1987</text:span></text:p>
                  <text:p text:style-name="P28"><text:span text:style-name="T5">GCC</text:span></text:p>
                </draw:text-box>
              </draw:frame>
              <draw:line draw:style-name="gr23" draw:text-style-name="P31" draw:layer="layout" svg:x1="3.548cm" svg:y1="12.333cm" svg:x2="3.548cm" svg:y2="13.333cm">
                <text:p/>
              </draw:line>
            </draw:g>
            <draw:g>
              <draw:frame draw:style-name="gr22" draw:text-style-name="P30" draw:layer="layout" svg:width="6.968cm" svg:height="1.333cm" svg:x="11.387cm" svg:y="12.667cm">
                <draw:text-box>
                  <text:p text:style-name="P28"><text:span text:style-name="T4">1996</text:span></text:p>
                  <text:p text:style-name="P28"><text:span text:style-name="T5">PostgreSQL</text:span></text:p>
                </draw:text-box>
              </draw:frame>
              <draw:line draw:style-name="gr23" draw:text-style-name="P31" draw:layer="layout" svg:x1="11.387cm" svg:y1="13cm" svg:x2="11.387cm" svg:y2="14cm">
                <text:p/>
              </draw:line>
            </draw:g>
          </draw:g>
          <draw:line draw:style-name="gr27" draw:text-style-name="P38" draw:layer="layout" svg:x1="0.5cm" svg:y1="14cm" svg:x2="27.5cm" svg:y2="14cm">
            <text:p text:style-name="P37"><text:span text:style-name="T5">year <text:s text:c="3"/></text:span></text:p>
            <text:p text:style-name="P37"><text:span text:style-name="T5"/></text:p>
            <text:p text:style-name="P37"><text:span text:style-name="T5"/></text:p>
          </draw:line>
        </draw:g>
      </draw:page>
      <draw:page draw:name="page4" draw:style-name="dp1" draw:master-page-name="Default">
        <office:forms form:automatic-focus="false" form:apply-design-mode="false"/>
        <draw:g>
          <draw:custom-shape draw:style-name="gr28" draw:text-style-name="P39" draw:layer="layout" svg:width="7cm" svg:height="4cm" svg:x="8.25cm" svg:y="6.5cm">
            <text:p text:style-name="P12"><text:span text:style-name="T9">Traditional</text:span></text:p>
            <text:p text:style-name="P12"><text:span text:style-name="T9">Closed Sourc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0" draw:layer="layout" svg:width="7cm" svg:height="4cm" svg:x="15.25cm" svg:y="2.5cm">
            <text:p text:style-name="P12"><text:span text:style-name="T9">Community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1" draw:layer="layout" svg:width="7cm" svg:height="4cm" svg:x="8.25cm" svg:y="2.5cm">
            <text:p text:style-name="P12"><text:span text:style-name="T9">Commercial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2" draw:layer="layout" svg:width="7cm" svg:height="4cm" svg:x="15.25cm" svg:y="6.5cm">
            <text:p text:style-name="P12"><text:span text:style-name="T9">Traditional</text:span></text:p>
            <text:p text:style-name="P12"><text:span text:style-name="T9">Consortia</text:span></text:p>
            <draw:enhanced-geometry svg:viewBox="0 0 21600 21600" draw:type="rectangle" draw:enhanced-path="M 0 0 L 21600 0 21600 21600 0 21600 0 0 Z N"/>
          </draw:custom-shape>
          <draw:line draw:style-name="gr32" draw:text-style-name="P43" draw:layer="layout" svg:x1="7.75cm" svg:y1="6.5cm" svg:x2="22.75cm" svg:y2="6.5cm">
            <text:p/>
          </draw:line>
          <draw:frame draw:style-name="gr33" draw:text-style-name="P44" draw:layer="layout" svg:width="7cm" svg:height="1.5cm" svg:x="8.25cm" svg:y="10.5cm">
            <draw:text-box>
              <text:p><text:span text:style-name="T10">closed</text:span></text:p>
            </draw:text-box>
          </draw:frame>
          <draw:frame draw:style-name="gr33" draw:text-style-name="P44" draw:layer="layout" svg:width="7cm" svg:height="1.5cm" svg:x="15.25cm" svg:y="10.5cm">
            <draw:text-box>
              <text:p><text:span text:style-name="T10">open</text:span></text:p>
            </draw:text-box>
          </draw:frame>
          <draw:frame draw:style-name="gr34" draw:text-style-name="P45" draw:layer="layout" svg:width="14cm" svg:height="1.5cm" svg:x="8.25cm" svg:y="12cm">
            <draw:text-box>
              <text:p><text:span text:style-name="T11">Process</text:span></text:p>
            </draw:text-box>
          </draw:frame>
          <draw:frame draw:style-name="gr33" draw:text-style-name="P44" draw:layer="layout" svg:width="4cm" svg:height="1.5cm" draw:transform="rotate (1.5707963267949) translate (6.75cm 10.5cm)">
            <draw:text-box>
              <text:p><text:span text:style-name="T10">closed</text:span></text:p>
            </draw:text-box>
          </draw:frame>
          <draw:frame draw:style-name="gr33" draw:text-style-name="P44" draw:layer="layout" svg:width="4cm" svg:height="1.5cm" draw:transform="rotate (1.5707963267949) translate (6.75cm 6.5cm)">
            <draw:text-box>
              <text:p><text:span text:style-name="T10">open</text:span></text:p>
            </draw:text-box>
          </draw:frame>
          <draw:frame draw:style-name="gr34" draw:text-style-name="P45" draw:layer="layout" svg:width="8cm" svg:height="1.5cm" draw:transform="rotate (1.5707963267949) translate (5.25cm 10.5cm)">
            <draw:text-box>
              <text:p><text:span text:style-name="T11">License</text:span></text:p>
            </draw:text-box>
          </draw:frame>
          <draw:line draw:style-name="gr32" draw:text-style-name="P43" draw:layer="layout" svg:x1="15.25cm" svg:y1="11cm" svg:x2="15.25cm" svg:y2="2cm">
            <text:p/>
          </draw:line>
        </draw:g>
      </draw:page>
      <draw:page draw:name="page5" draw:style-name="dp1" draw:master-page-name="Default">
        <office:forms form:automatic-focus="false" form:apply-design-mode="false"/>
        <draw:g>
          <draw:custom-shape draw:style-name="gr28" draw:text-style-name="P39" draw:layer="layout" svg:width="7cm" svg:height="4cm" svg:x="8.25cm" svg:y="6.5cm">
            <text:p text:style-name="P12"><text:span text:style-name="T9">Commercial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0" draw:layer="layout" svg:width="7cm" svg:height="4cm" svg:x="15.25cm" svg:y="2.5cm">
            <text:p text:style-name="P12"><text:span text:style-name="T9">Community</text:span></text:p>
            <text:p text:style-name="P12"><text:span text:style-name="T9">Distributio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1" draw:layer="layout" svg:width="7cm" svg:height="4cm" svg:x="8.25cm" svg:y="2.5cm">
            <text:p text:style-name="P12"><text:span text:style-name="T9">Commercial</text:span></text:p>
            <text:p text:style-name="P12"><text:span text:style-name="T9">Distribu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2" draw:layer="layout" svg:width="7cm" svg:height="4cm" svg:x="15.25cm" svg:y="6.5cm">
            <text:p text:style-name="P12"><text:span text:style-name="T9">Community</text:span></text:p>
            <text:p text:style-name="P12"><text:span text:style-name="T9">Open Source</text:span></text:p>
            <draw:enhanced-geometry svg:viewBox="0 0 21600 21600" draw:type="rectangle" draw:enhanced-path="M 0 0 L 21600 0 21600 21600 0 21600 0 0 Z N"/>
          </draw:custom-shape>
          <draw:line draw:style-name="gr32" draw:text-style-name="P43" draw:layer="layout" svg:x1="7.75cm" svg:y1="6.5cm" svg:x2="22.75cm" svg:y2="6.5cm">
            <text:p/>
          </draw:line>
          <draw:frame draw:style-name="gr33" draw:text-style-name="P44" draw:layer="layout" svg:width="7cm" svg:height="1.5cm" svg:x="8.25cm" svg:y="10.5cm">
            <draw:text-box>
              <text:p><text:span text:style-name="T10">vendor-owned</text:span></text:p>
            </draw:text-box>
          </draw:frame>
          <draw:frame draw:style-name="gr33" draw:text-style-name="P44" draw:layer="layout" svg:width="7cm" svg:height="1.5cm" svg:x="15.25cm" svg:y="10.5cm">
            <draw:text-box>
              <text:p><text:span text:style-name="T10">community-owned</text:span></text:p>
            </draw:text-box>
          </draw:frame>
          <draw:frame draw:style-name="gr34" draw:text-style-name="P45" draw:layer="layout" svg:width="14cm" svg:height="1.5cm" svg:x="8.25cm" svg:y="12cm">
            <draw:text-box>
              <text:p><text:span text:style-name="T11">Ownership</text:span></text:p>
            </draw:text-box>
          </draw:frame>
          <draw:frame draw:style-name="gr33" draw:text-style-name="P44" draw:layer="layout" svg:width="4cm" svg:height="1.5cm" draw:transform="rotate (1.5707963267949) translate (6.75cm 10.5cm)">
            <draw:text-box>
              <text:p><text:span text:style-name="T10">single one</text:span></text:p>
            </draw:text-box>
          </draw:frame>
          <draw:frame draw:style-name="gr33" draw:text-style-name="P44" draw:layer="layout" svg:width="4cm" svg:height="1.5cm" draw:transform="rotate (1.5707963267949) translate (6.75cm 6.5cm)">
            <draw:text-box>
              <text:p><text:span text:style-name="T10">assembly</text:span></text:p>
            </draw:text-box>
          </draw:frame>
          <draw:frame draw:style-name="gr34" draw:text-style-name="P45" draw:layer="layout" svg:width="8cm" svg:height="1.5cm" draw:transform="rotate (1.5707963267949) translate (5.25cm 10.5cm)">
            <draw:text-box>
              <text:p><text:span text:style-name="T11">Project Type</text:span></text:p>
            </draw:text-box>
          </draw:frame>
          <draw:line draw:style-name="gr32" draw:text-style-name="P43" draw:layer="layout" svg:x1="15.25cm" svg:y1="11cm" svg:x2="15.2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4H28M44S</meta:editing-duration>
    <meta:editing-cycles>63</meta:editing-cycles>
    <meta:generator>LibreOffice/6.0.7.3$Linux_X86_64 LibreOffice_project/00m0$Build-3</meta:generator>
    <meta:initial-creator>Dirk Riehle</meta:initial-creator>
    <dc:date>2019-01-05T16:03:33.809876080</dc:date>
    <dc:creator>D R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